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18d28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18d28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18d28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18d28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18d28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18d28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18d28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18d28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18d28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18d28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18d28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18d28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18d28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18d28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18d28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18d28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18d28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Tatiana Anthonella  Marcano Velásquez 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8/4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4470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Elimar Milagros Velasquez Rodríguez 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7090104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11.97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9" meta:character-count="1184" meta:non-whitespace-character-count="1014"/>
    <meta:template xlink:type="simple" xlink:actuate="onRequest" xlink:title="Normal" xlink:href=""/>
  </office:meta>
</office:document-meta>
</file>